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 Condensed" svg:font-family="'Courier New Condensed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11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s2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s22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s23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ext-properties style:font-name="Courier Ne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6" style:family="table-cell" style:parent-style-name="Default">
      <style:text-properties style:font-name="Courier New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s20" style:data-style-name="N1"/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4">
      <style:text-properties fo:color="#00ae00"/>
    </style:style>
    <style:style style:name="ce10" style:family="table-cell" style:parent-style-name="Default" style:data-style-name="N108"/>
    <style:style style:name="ce11" style:family="table-cell" style:parent-style-name="Default" style:data-style-name="N10"/>
    <style:style style:name="ce12" style:family="table-cell" style:parent-style-name="Default" style:data-style-name="N11"/>
    <style:style style:name="ce13" style:family="table-cell" style:parent-style-name="Default" style:data-style-name="N110">
      <style:table-cell-properties fo:border="0.06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ackground-color="#808080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33333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9900ff"/>
    </style:style>
    <style:style style:name="ce25" style:family="table-cell" style:parent-style-name="s86">
      <style:table-cell-properties fo:background-color="#00ff66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10"/>
          <table:table-cell table:style-name="ce1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Текст русский</text:p>
          </table:table-cell>
          <table:table-cell/>
          <table:table-cell table:style-name="s96" office:value-type="string" calcext:value-type="string">
            <text:p>Text</text:p>
          </table:table-cell>
          <table:table-cell table:number-columns-repeated="6"/>
          <table:table-cell table:style-name="ce1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Текст русский</text:p>
          </table:table-cell>
          <table:table-cell/>
          <table:table-cell office:value-type="string" calcext:value-type="string">
            <text:p>Italic</text:p>
          </table:table-cell>
          <table:table-cell table:number-columns-repeated="6"/>
          <table:table-cell table:style-name="ce16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Текст русский</text:p>
          </table:table-cell>
          <table:table-cell/>
          <table:table-cell office:value-type="string" calcext:value-type="string">
            <text:p>Bold</text:p>
          </table:table-cell>
          <table:table-cell table:number-columns-repeated="6"/>
          <table:table-cell table:style-name="ce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Текст русский</text:p>
          </table:table-cell>
          <table:table-cell/>
          <table:table-cell office:value-type="string" calcext:value-type="string">
            <text:p>Bold italic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234567890" calcext:value-type="float">
            <text:p>1234567890</text:p>
          </table:table-cell>
          <table:table-cell/>
          <table:table-cell office:value-type="string" calcext:value-type="string">
            <text:p>Num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5"/>
          <table:table-cell table:style-name="ce2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234567890" calcext:value-type="float">
            <text:p>1234567890</text:p>
          </table:table-cell>
          <table:table-cell table:number-columns-repeated="2"/>
          <table:table-cell table:style-name="s18" office:value-type="float" office:value="1000" calcext:value-type="float">
            <text:p>1000</text:p>
          </table:table-cell>
          <table:table-cell table:style-name="ce8" table:formula="of:=SUM([.B8:.E8])" office:value-type="float" office:value="1234568890" calcext:value-type="float">
            <text:p>1234568890</text:p>
          </table:table-cell>
          <table:table-cell/>
          <table:table-cell table:style-name="ce9" office:value-type="float" office:value="123123.1424" calcext:value-type="float">
            <text:p>123 123,14</text:p>
          </table:table-cell>
          <table:table-cell table:style-name="ce10" office:value-type="percentage" office:value="0.77" calcext:value-type="percentage">
            <text:p>77,0%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234567890" calcext:value-type="float">
            <text:p>1234567890</text:p>
          </table:table-cell>
          <table:table-cell table:number-columns-repeated="2"/>
          <table:table-cell table:style-name="s97" office:value-type="string" calcext:value-type="string">
            <text:p>12.13.1990</text:p>
          </table:table-cell>
          <table:table-cell table:number-columns-repeated="3"/>
          <table:table-cell table:style-name="ce11" office:value-type="percentage" office:value="0.88" calcext:value-type="percentage">
            <text:p>88%</text:p>
          </table:table-cell>
          <table:table-cell/>
          <table:table-cell table:style-name="ce2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234567890" calcext:value-type="float">
            <text:p>1234567890</text:p>
          </table:table-cell>
          <table:table-cell table:number-columns-repeated="2"/>
          <table:table-cell table:style-name="s99"/>
          <table:table-cell table:number-columns-repeated="3"/>
          <table:table-cell table:style-name="ce12" office:value-type="percentage" office:value="0.99" calcext:value-type="percentage">
            <text:p>99,00%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Font size</text:p>
          </table:table-cell>
          <table:table-cell/>
          <table:table-cell table:style-name="ce6" office:value-type="string" calcext:value-type="string">
            <text:p>Font size</text:p>
          </table:table-cell>
          <table:table-cell table:number-columns-repeated="4"/>
          <table:table-cell table:style-name="ce13"/>
          <table:table-cell/>
          <table:table-cell table:style-name="ce2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s25" office:value-type="string" calcext:value-type="string" table:number-columns-spanned="1" table:number-rows-spanned="4">
            <text:p>Объединенные ячейки</text:p>
          </table:table-cell>
          <table:table-cell table:number-columns-repeated="3"/>
          <table:table-cell table:style-name="m21712974" table:number-columns-spanned="1" table:number-rows-spanned="4"/>
          <table:table-cell table:number-columns-repeated="4"/>
          <table:table-cell table:style-name="ce25" office:value-type="float" office:value="12" calcext:value-type="float">
            <text:p>12</text:p>
          </table:table-cell>
          <table:table-cell/>
          <table:table-cell table:style-name="s80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4"/>
          <table:table-cell table:style-name="s86"/>
          <table:table-cell/>
          <table:table-cell table:style-name="s81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4"/>
          <table:table-cell table:style-name="s86"/>
          <table:table-cell/>
          <table:table-cell table:style-name="s81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4"/>
          <table:table-cell table:style-name="s86"/>
          <table:table-cell/>
          <table:table-cell table:style-name="s82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s25" office:value-type="string" calcext:value-type="string" table:number-columns-spanned="3" table:number-rows-spanned="1">
            <text:p>Объединенные ячейки</text:p>
          </table:table-cell>
          <table:covered-table-cell table:number-columns-repeated="2"/>
          <table:table-cell/>
          <table:table-cell table:style-name="m21712994" table:number-columns-spanned="4" table:number-rows-spanned="1"/>
          <table:covered-table-cell table:number-columns-repeated="3"/>
          <table:table-cell/>
          <table:table-cell table:style-name="s66" table:number-columns-repeated="2"/>
          <table:table-cell table:style-name="s87"/>
          <table:table-cell table:number-columns-repeated="2"/>
        </table:table-row>
        <table:table-row table:style-name="ro1">
          <table:table-cell table:number-columns-repeated="10"/>
          <table:table-cell table:style-name="s66" table:number-columns-repeated="3"/>
          <table:table-cell table:number-columns-repeated="2"/>
        </table:table-row>
        <table:table-row table:style-name="ro1">
          <table:table-cell/>
          <table:table-cell table:style-name="s25" office:value-type="string" calcext:value-type="string" table:number-columns-spanned="3" table:number-rows-spanned="3">
            <text:p>Объединенные ячейки</text:p>
          </table:table-cell>
          <table:covered-table-cell table:number-columns-repeated="2"/>
          <table:table-cell/>
          <table:table-cell table:style-name="m21698426" table:number-columns-spanned="4" table:number-rows-spanned="3"/>
          <table:covered-table-cell table:number-columns-repeated="3"/>
          <table:table-cell/>
          <table:table-cell table:style-name="s66" table:number-columns-repeated="2"/>
          <table:table-cell table:style-name="s88"/>
          <table: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  <table:table-cell/>
          <table:table-cell table:style-name="s66"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  <table:table-cell/>
          <table:table-cell table:style-name="s66" table:number-columns-repeated="2"/>
          <table:table-cell table:style-name="s89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s43" office:value-type="string" calcext:value-type="string">
            <text:p>Бордер</text:p>
          </table:table-cell>
          <table:table-cell table:number-columns-repeated="3"/>
          <table:table-cell table:style-name="s44"/>
          <table:table-cell table:number-columns-repeated="6"/>
          <table:table-cell table:style-name="s83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s45"/>
          <table:table-cell table:number-columns-repeated="3"/>
          <table:table-cell table:style-name="s46"/>
          <table:table-cell table:number-columns-repeated="6"/>
          <table:table-cell table:style-name="s84"/>
          <table:table-cell table:number-columns-repeated="2"/>
        </table:table-row>
        <table:table-row table:style-name="ro1">
          <table:table-cell/>
          <table:table-cell table:style-name="s47" office:value-type="string" calcext:value-type="string">
            <text:p>Бордер</text:p>
          </table:table-cell>
          <table:table-cell table:number-columns-repeated="3"/>
          <table:table-cell table:style-name="s48"/>
          <table:table-cell table:number-columns-repeated="9"/>
        </table:table-row>
        <table:table-row table:style-name="ro1">
          <table:table-cell/>
          <table:table-cell table:style-name="s49"/>
          <table:table-cell table:number-columns-repeated="3"/>
          <table:table-cell table:style-name="s50"/>
          <table:table-cell table:number-columns-repeated="6"/>
          <table:table-cell table:style-name="s8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s51"/>
          <table:table-cell table:style-name="s52" office:value-type="string" calcext:value-type="string">
            <text:p>Бордер</text:p>
          </table:table-cell>
          <table:table-cell table:style-name="s53"/>
          <table:table-cell/>
          <table:table-cell table:style-name="s54"/>
          <table:table-cell table:style-name="s55" table:number-columns-repeated="2"/>
          <table:table-cell table:style-name="s56"/>
          <table:table-cell table:number-columns-repeated="3"/>
          <table:table-cell table:style-name="s90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s57"/>
          <table:table-cell table:style-name="s58"/>
          <table:table-cell table:style-name="s59"/>
          <table:table-cell/>
          <table:table-cell table:style-name="s60"/>
          <table:table-cell table:style-name="s61" table:number-columns-repeated="2"/>
          <table:table-cell table:style-name="s62"/>
          <table:table-cell table:number-columns-repeated="3"/>
          <table:table-cell table:style-name="s91"/>
          <table:table-cell table:number-columns-repeated="2"/>
        </table:table-row>
        <table:table-row table:style-name="ro1">
          <table:table-cell/>
          <table:table-cell table:style-name="s63"/>
          <table:table-cell table:style-name="s52" office:value-type="string" calcext:value-type="string">
            <text:p>Бордер</text:p>
          </table:table-cell>
          <table:table-cell table:style-name="s64"/>
          <table:table-cell/>
          <table:table-cell table:style-name="s65"/>
          <table:table-cell table:style-name="s66" table:number-columns-repeated="2"/>
          <table:table-cell table:style-name="s67"/>
          <table:table-cell table:number-columns-repeated="6"/>
        </table:table-row>
        <table:table-row table:style-name="ro1">
          <table:table-cell/>
          <table:table-cell table:style-name="s68"/>
          <table:table-cell table:style-name="s69"/>
          <table:table-cell table:style-name="s70"/>
          <table:table-cell/>
          <table:table-cell table:style-name="s71"/>
          <table:table-cell table:style-name="s72" table:number-columns-repeated="2"/>
          <table:table-cell table:style-name="s73"/>
          <table:table-cell table:number-columns-repeated="3"/>
          <table:table-cell table:style-name="s95"/>
          <table:table-cell table:style-name="s100"/>
          <table:table-cell table:style-name="s10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s6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6]/[.C36]+[.D36]" office:value-type="float" office:value="2.5" calcext:value-type="float">
            <text:p>2,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Courier New Condensed" svg:font-family="'Courier New Condensed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0" number:min-integer-digits="2"/>
    </number:number-style>
    <number:percentage-style style:name="N110">
      <number:number number:decimal-places="2" number:min-integer-digits="1" number:grouping="true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="Arial Cyr" fo:font-family="'Arial Cyr'" fo:font-size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18" style:family="table-cell" style:parent-style-name="Default"/>
    <style:style style:name="s20" style:family="table-cell" style:parent-style-name="Default"/>
    <style:style style:name="m21698426" style:family="table-cell" style:parent-style-name="Default">
      <style:table-cell-properties fo:border="2.01pt solid #000000"/>
    </style:style>
    <style:style style:name="m21712974" style:family="table-cell" style:parent-style-name="Default">
      <style:table-cell-properties fo:border="2.01pt solid #000000"/>
    </style:style>
    <style:style style:name="m21712994" style:family="table-cell" style:parent-style-name="Default">
      <style:table-cell-properties fo:border="2.01pt solid #000000"/>
    </style:style>
    <style:style style:name="s21" style:family="table-cell" style:parent-style-name="Default">
      <style:text-properties style:font-name="Arial Cyr" fo:font-family="'Arial Cyr'" fo:font-size="10pt" fo:font-style="italic"/>
    </style:style>
    <style:style style:name="s22" style:family="table-cell" style:parent-style-name="Default">
      <style:text-properties style:font-name="Arial Cyr" fo:font-family="'Arial Cyr'" fo:font-size="10pt" fo:font-weight="bold"/>
    </style:style>
    <style:style style:name="s23" style:family="table-cell" style:parent-style-name="Default">
      <style:text-properties style:font-name="Arial Cyr" fo:font-family="'Arial Cyr'" fo:font-size="10pt" fo:font-style="italic" fo:font-weight="bold"/>
    </style:style>
    <style:style style:name="s25" style:family="table-cell" style:parent-style-name="Default"/>
    <style:style style:name="s43" style:family="table-cell" style:parent-style-name="Default">
      <style:table-cell-properties fo:border="0.99pt solid #000000"/>
    </style:style>
    <style:style style:name="s44" style:family="table-cell" style:parent-style-name="Default">
      <style:table-cell-properties fo:border="2.01pt solid #000000"/>
    </style:style>
    <style:style style:name="s4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s46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s47" style:family="table-cell" style:parent-style-name="Default">
      <style:table-cell-properties fo:border-bottom="none" fo:border-left="0.99pt solid #000000" fo:border-right="0.99pt solid #000000" fo:border-top="none"/>
    </style:style>
    <style:style style:name="s48" style:family="table-cell" style:parent-style-name="Default">
      <style:table-cell-properties fo:border-bottom="none" fo:border-left="2.01pt solid #000000" fo:border-right="2.01pt solid #000000" fo:border-top="none"/>
    </style:style>
    <style:style style:name="s49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s50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s5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s52" style:family="table-cell" style:parent-style-name="Default">
      <style:table-cell-properties fo:border-bottom="0.99pt solid #000000" fo:border-left="none" fo:border-right="none" fo:border-top="0.99pt solid #000000"/>
    </style:style>
    <style:style style:name="s53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s54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s55" style:family="table-cell" style:parent-style-name="Default">
      <style:table-cell-properties fo:border-bottom="2.01pt solid #000000" fo:border-left="none" fo:border-right="none" fo:border-top="2.01pt solid #000000"/>
    </style:style>
    <style:style style:name="s56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s57" style:family="table-cell" style:parent-style-name="Default">
      <style:table-cell-properties fo:border-bottom="none" fo:border-left="0.99pt solid #000000" fo:border-right="none" fo:border-top="0.99pt solid #000000"/>
    </style:style>
    <style:style style:name="s58" style:family="table-cell" style:parent-style-name="Default">
      <style:table-cell-properties fo:border-bottom="none" fo:border-left="none" fo:border-right="none" fo:border-top="0.99pt solid #000000"/>
    </style:style>
    <style:style style:name="s59" style:family="table-cell" style:parent-style-name="Default">
      <style:table-cell-properties fo:border-bottom="none" fo:border-left="none" fo:border-right="0.99pt solid #000000" fo:border-top="0.99pt solid #000000"/>
    </style:style>
    <style:style style:name="s60" style:family="table-cell" style:parent-style-name="Default">
      <style:table-cell-properties fo:border-bottom="none" fo:border-left="2.01pt solid #000000" fo:border-right="none" fo:border-top="2.01pt solid #000000"/>
    </style:style>
    <style:style style:name="s61" style:family="table-cell" style:parent-style-name="Default">
      <style:table-cell-properties fo:border-bottom="none" fo:border-left="none" fo:border-right="none" fo:border-top="2.01pt solid #000000"/>
    </style:style>
    <style:style style:name="s62" style:family="table-cell" style:parent-style-name="Default">
      <style:table-cell-properties fo:border-bottom="none" fo:border-left="none" fo:border-right="2.01pt solid #000000" fo:border-top="2.01pt solid #000000"/>
    </style:style>
    <style:style style:name="s63" style:family="table-cell" style:parent-style-name="Default">
      <style:table-cell-properties fo:border-bottom="none" fo:border-left="0.99pt solid #000000" fo:border-right="none" fo:border-top="none"/>
    </style:style>
    <style:style style:name="s64" style:family="table-cell" style:parent-style-name="Default">
      <style:table-cell-properties fo:border-bottom="none" fo:border-left="none" fo:border-right="0.99pt solid #000000" fo:border-top="none"/>
    </style:style>
    <style:style style:name="s65" style:family="table-cell" style:parent-style-name="Default">
      <style:table-cell-properties fo:border-bottom="none" fo:border-left="2.01pt solid #000000" fo:border-right="none" fo:border-top="none"/>
    </style:style>
    <style:style style:name="s66" style:family="table-cell" style:parent-style-name="Default"/>
    <style:style style:name="s67" style:family="table-cell" style:parent-style-name="Default">
      <style:table-cell-properties fo:border-bottom="none" fo:border-left="none" fo:border-right="2.01pt solid #000000" fo:border-top="none"/>
    </style:style>
    <style:style style:name="s68" style:family="table-cell" style:parent-style-name="Default">
      <style:table-cell-properties fo:border-bottom="0.99pt solid #000000" fo:border-left="0.99pt solid #000000" fo:border-right="none" fo:border-top="none"/>
    </style:style>
    <style:style style:name="s69" style:family="table-cell" style:parent-style-name="Default">
      <style:table-cell-properties fo:border-bottom="0.99pt solid #000000" fo:border-left="none" fo:border-right="none" fo:border-top="none"/>
    </style:style>
    <style:style style:name="s70" style:family="table-cell" style:parent-style-name="Default">
      <style:table-cell-properties fo:border-bottom="0.99pt solid #000000" fo:border-left="none" fo:border-right="0.99pt solid #000000" fo:border-top="none"/>
    </style:style>
    <style:style style:name="s71" style:family="table-cell" style:parent-style-name="Default">
      <style:table-cell-properties fo:border-bottom="2.01pt solid #000000" fo:border-left="2.01pt solid #000000" fo:border-right="none" fo:border-top="none"/>
    </style:style>
    <style:style style:name="s72" style:family="table-cell" style:parent-style-name="Default">
      <style:table-cell-properties fo:border-bottom="2.01pt solid #000000" fo:border-left="none" fo:border-right="none" fo:border-top="none"/>
    </style:style>
    <style:style style:name="s73" style:family="table-cell" style:parent-style-name="Default">
      <style:table-cell-properties fo:border-bottom="2.01pt solid #000000" fo:border-left="none" fo:border-right="2.01pt solid #000000" fo:border-top="none"/>
    </style:style>
    <style:style style:name="s80" style:family="table-cell" style:parent-style-name="Default">
      <style:table-cell-properties fo:border-bottom="none" fo:border-left="0.99pt solid #0000ff" fo:border-right="0.99pt solid #0000ff" fo:border-top="0.99pt solid #0000ff"/>
    </style:style>
    <style:style style:name="s81" style:family="table-cell" style:parent-style-name="Default">
      <style:table-cell-properties fo:border-bottom="none" fo:border-left="0.99pt solid #0000ff" fo:border-right="0.99pt solid #0000ff" fo:border-top="none"/>
    </style:style>
    <style:style style:name="s82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s83" style:family="table-cell" style:parent-style-name="Default">
      <style:table-cell-properties fo:border="2.01pt dashed #0000ff"/>
    </style:style>
    <style:style style:name="s84" style:family="table-cell" style:parent-style-name="Default">
      <style:table-cell-properties fo:border="0.99pt solid #ff0000"/>
    </style:style>
    <style:style style:name="s85" style:family="table-cell" style:parent-style-name="Default">
      <style:table-cell-properties fo:border="2.01pt dotted #008080"/>
    </style:style>
    <style:style style:name="s86" style:family="table-cell" style:parent-style-name="Default">
      <style:text-properties style:font-name="Arial Cyr" fo:font-family="'Arial Cyr'" fo:font-size="10pt"/>
    </style:style>
    <style:style style:name="s87" style:family="table-cell" style:parent-style-name="Default">
      <style:table-cell-properties fo:border="0.99pt dotted #00ff00"/>
    </style:style>
    <style:style style:name="s88" style:family="table-cell" style:parent-style-name="Default">
      <style:table-cell-properties fo:border="0.99pt dashed #ffff00"/>
    </style:style>
    <style:style style:name="s89" style:family="table-cell" style:parent-style-name="Default">
      <style:table-cell-properties fo:border="0.99pt dotted #ff00ff"/>
    </style:style>
    <style:style style:name="s90" style:family="table-cell" style:parent-style-name="Default">
      <style:table-cell-properties fo:border="2.01pt dashed #993366"/>
    </style:style>
    <style:style style:name="s91" style:family="table-cell" style:parent-style-name="Default">
      <style:table-cell-properties fo:border="3pt double #808000" style:border-line-width="0.035cm 0.035cm 0.035cm"/>
    </style:style>
    <style:style style:name="s95" style:family="table-cell" style:parent-style-name="Default"/>
    <style:style style:name="s96" style:family="table-cell" style:parent-style-name="Default">
      <style:text-properties style:font-name="Arial Cyr" fo:font-family="'Arial Cyr'" fo:font-size="10pt"/>
    </style:style>
    <style:style style:name="s97" style:family="table-cell" style:parent-style-name="Default"/>
    <style:style style:name="s99" style:family="table-cell" style:parent-style-name="Default"/>
    <style:style style:name="s100" style:family="table-cell" style:parent-style-name="Default"/>
    <style:style style:name="s101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fo:margin-top="1.499cm" fo:margin-bottom="1.7cm" fo:margin-left="0.9cm" fo:margin-right="1.1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.00.0000</text:date>, <text:time style:data-style-name="N2" text:time-value="11:51:30.83077685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07-14T11:52:30.129219895</dc:date>
    <meta:editing-duration>PT1M48S</meta:editing-duration>
    <meta:editing-cycles>24</meta:editing-cycles>
    <meta:document-statistic meta:table-count="1" meta:cell-count="46" meta:object-count="0"/>
  </office:meta>
</office:document-meta>
</file>